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7_27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1, FF 7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ugust 26, 1892</text:p>
      <text:p text:style-name="P6">Month<text:tab/><text:tab/><text:tab/><text:tab/><text:tab/><text:tab/>August</text:p>
      <text:p text:style-name="P6">Year<text:tab/><text:tab/><text:tab/><text:tab/><text:tab/><text:tab/>1892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Funeral sermons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4</text:p>
      <text:p text:style-name="P6">Number of Sheets<text:tab/><text:tab/><text:tab/><text:tab/>1</text:p>
      <text:p text:style-name="P6">Fragment<text:tab/><text:tab/><text:tab/><text:tab/><text:tab/></text:p>
      <text:p text:style-name="P6">Pagination <text:tab/><text:tab/><text:tab/><text:tab/><text:tab/>N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Letterhead]</text:p>
      <text:p text:style-name="P3">S. MORAIS,/</text:p>
      <text:p text:style-name="P3">546 N. Fifth St./</text:p>
      <text:p text:style-name="P4">Philadelphia,/</text:p>
      <text:p text:style-name="P3"/>
      <text:p text:style-name="P3">[Page 1]</text:p>
      <text:p text:style-name="P2">A funeral address/</text:p>
      <text:p text:style-name="P4">August 26, 1892/</text:p>
      <text:p text:style-name="P3">"Who shall ascend into the hill of the Lord? <text:s/>And who shall stand/ in His holy place? <text:s/>He that has clean hands and a pure heart"/ <text:s/>Clean hands he had, unpolluted by the holding of ill gotten lucre. <text:s/>A/ pure heart he possessed, unsullied by wicked envy. <text:s/>For years I had/ observed D. H's ways, as a child of the covenant and a social being, and/ I did approve. <text:s/>Not in every instance had he conformed to the pre-/-scribed rules of the faith, but his nature was intensely religious. <text:s/>I/ bear a moral conviction that sins of omission, occasioned by circumstances/ and surroundings, were sorrowed for by my brother. <text:s/>But while he/ regretted shortcomings, earnest he was in fulfilling duty. <text:s/>How eager/ in his wish to serve the Jewish cause! <text:s/>His knowledge of its high/ claims on our time and efforts, he illustrated beautifully, as he/ sat at a teacher's desk facing young pupils; as he directed a school/ during a stage of its history, when none other could gratuitously as-/-sume the task of superintending it, and as he intelligently con-/-ceived and overlooked the formation of classes to foster the/ culture of our national literature. <text:s/>And in all good doings, so/ perfectly free from any show of self importance, so useful and so/ gentle he was! <text:s/>Watching such proceedings I felt/</text:p>
      <text:p text:style-name="P3"><text:soft-page-break/>[Page 2]</text:p>
      <text:p text:style-name="P3">thankful. <text:s/>The greater I deemed my indebtedness to D H,/ as a coworker of mine in a common field of utility, because I con-/-trasted his demeanour with that of some of his coevals, who,/ born in our fold, soon grow strangers to it--heedless of its/ demands on our joint endeavours. <text:s/>My friend's/ daily pursuits necessitated his frequent absence from home,/ but when abroad he still mingled among his fellow believers,/ inquired into their communal state, sought their temporal/ welfare and evinced a lively interest in whatever promoted/ their religious progress. <text:s/>I recall his return to our/ midst after a sojourn in the West, designed at the outset/ as a permanent residence, and I shall not easily forget the/ narrative of his impressions during his stay in a city beyond/ the Alleghenies. <text:s/>In his discourse the speaker dis-/-closed a mind, imbued with sentiments of unswerving/ devotion to the ancestral creed, and of abhorrence to a wil-/-ful[sic!] desertion <text:span text:style-name="T2">to the ancestral</text:span><text:span text:style-name="T3"> of its leading tenets./</text:span></text:p>
      <text:p text:style-name="P3"><text:span text:style-name="T3">In a death so premature as that of our D H, the Jewish/ community has sustained a decided loss, Philadelphia/ became bereft of a man of unblemished character. <text:s/>Would/ that it were in my power to relieve the keen grief which/ a lasting separation on earth has caused both relatives and friends./</text:span></text:p>
      <text:p text:style-name="P3"><text:span text:style-name="T3"/></text:p>
      <text:p text:style-name="P3"><text:span text:style-name="T3">[Page 3]</text:span></text:p>
      <text:p text:style-name="P3"><text:span text:style-name="T3">Considering myself among the latter, I can only unite/ with the very many who now lament an untimely de-/-parture, hurtful to congregational, charitable and/ scholastic institutions....I am instinctively drawn/ towards all who labor to uphold principles which/ prophets and Sages honored and declared obligatory./ <text:s/>The dear deceased revered ancestral doctrines. <text:s/>Never/ was he guilty of that levity which the thoughtless/ sadly mistake for liberality. <text:s/>He always referred/ to Judaism and its behests in terms of profound respect,/ therefore I took unfeigned pleasure in him, and therefore I sin-/-cerely deplore the void which pitiless death has created./ <text:s/>But it ill becomes a servant of Israel's God to utter/ complaints, when a melancholy event calls for conso-/-lation. <text:s/>What, if I a finite and powerless being, cannot offer/ it? <text:s/>Listen, O bereaved ones, listen to the Royal psalm-/-ist. <text:s/>He has tendered the afflicted the needed comfort:/ "Who shall ascend unto the hill of the Lord, and who shall/ stand in His holy place? <text:s/>He that has clean hands/ and a pure heart, who does not lift up his soul to/ vanity, nor swear deceitfully. <text:s/>He shall receive a blessing/ from the Lord, and benevolence from the God of his salvation"./</text:span></text:p>
      <text:p text:style-name="P3"><text:span text:style-name="T3"/></text:p>
      <text:p text:style-name="P3"><text:span text:style-name="T3">[Page 4]</text:span></text:p>
      <text:p text:style-name="P3"><text:span text:style-name="T3">The upright Jew, the loyal citizen, the dutiful/ son, the loving brother, the trusty friend will be missed/ here below, but up in the Tabernacle of the Lord, in/ the contemplation of the essence of his heavenly Maker,/ in the companionship of imparadised spirits, in/ the remembrance of his good deeds, D H, the virtuous/ will live blissfully to all eternity./</text:span></text:p>
      <text:p text:style-name="P3"><text:span text:style-name="T3">May it be so, O God of infinite mercy. <text:s/>Grant/ that any failure in duty may have been atoned for by years/--alas too short--yet full of praiseworthy activity./ <text:s/>Let the everlasting doors be opened, that Thy servant/ and worshipper[sic!] D H. be admitted into the association/ of the angelic host who declares Thee thrice Holy./ <text:s/>On Thy paternal goodness he leaned for support here/ and hoped to obtain it hereafter. <text:s/>For Thou art the/ God of the living and of the dead, our only Saviour, whose/ name we bless from the cradle unto the hour of death./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4:06:55.43</meta:creation-date>
    <meta:document-statistic meta:table-count="0" meta:image-count="0" meta:object-count="0" meta:page-count="3" meta:paragraph-count="76" meta:word-count="980" meta:character-count="6126"/>
    <dc:date>2012-10-24T14:24:53.40</dc:date>
    <meta:editing-duration>PT47S</meta:editing-duration>
    <meta:editing-cycles>1</meta:editing-cycles>
    <meta:generator>OpenOffice.org/3.4.1$Win32 OpenOffice.org_project/341m1$Build-9593</meta:generator>
  </office:meta>
</office:document-meta>
</file>